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57a" officeooo:paragraph-rsid="000ed57a"/>
    </style:style>
    <style:style style:name="P2" style:family="paragraph" style:parent-style-name="Standard">
      <style:text-properties officeooo:rsid="000f2be1" officeooo:paragraph-rsid="000f2be1"/>
    </style:style>
    <style:style style:name="P3" style:family="paragraph" style:parent-style-name="Standard">
      <style:text-properties officeooo:rsid="0010b77f" officeooo:paragraph-rsid="0010b77f"/>
    </style:style>
    <style:style style:name="P4" style:family="paragraph" style:parent-style-name="Standard">
      <style:text-properties officeooo:rsid="00126225" officeooo:paragraph-rsid="00126225"/>
    </style:style>
    <style:style style:name="P5" style:family="paragraph" style:parent-style-name="Standard">
      <style:text-properties officeooo:rsid="0012de4d" officeooo:paragraph-rsid="0012de4d"/>
    </style:style>
    <style:style style:name="P6" style:family="paragraph" style:parent-style-name="Standard">
      <style:text-properties officeooo:rsid="0013f9b2" officeooo:paragraph-rsid="0013f9b2"/>
    </style:style>
    <style:style style:name="P7" style:family="paragraph" style:parent-style-name="Standard">
      <style:text-properties officeooo:rsid="0013f9b2" officeooo:paragraph-rsid="00155ca2"/>
    </style:style>
    <style:style style:name="P8" style:family="paragraph" style:parent-style-name="Standard">
      <style:text-properties officeooo:rsid="00155ca2" officeooo:paragraph-rsid="00155ca2"/>
    </style:style>
    <style:style style:name="P9" style:family="paragraph" style:parent-style-name="Standard">
      <style:text-properties officeooo:rsid="00181ea0" officeooo:paragraph-rsid="00181ea0"/>
    </style:style>
    <style:style style:name="P10" style:family="paragraph" style:parent-style-name="Standard">
      <style:text-properties officeooo:rsid="00181ea0" officeooo:paragraph-rsid="001b23ef"/>
    </style:style>
    <style:style style:name="P11" style:family="paragraph" style:parent-style-name="Standard">
      <style:text-properties officeooo:rsid="001c6cfa" officeooo:paragraph-rsid="001c6cfa"/>
    </style:style>
    <style:style style:name="T1" style:family="text">
      <style:text-properties officeooo:rsid="000ed57a"/>
    </style:style>
    <style:style style:name="T2" style:family="text">
      <style:text-properties officeooo:rsid="000f2be1"/>
    </style:style>
    <style:style style:name="T3" style:family="text">
      <style:text-properties officeooo:rsid="00103664"/>
    </style:style>
    <style:style style:name="T4" style:family="text">
      <style:text-properties officeooo:rsid="0010b77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10e8f" style:font-style-asian="italic" style:font-style-complex="italic"/>
    </style:style>
    <style:style style:name="T7" style:family="text">
      <style:text-properties fo:font-style="italic" officeooo:rsid="0012de4d" style:font-style-asian="italic" style:font-style-complex="italic"/>
    </style:style>
    <style:style style:name="T8" style:family="text">
      <style:text-properties fo:font-style="italic" officeooo:rsid="00155ca2" style:font-style-asian="italic" style:font-style-complex="italic"/>
    </style:style>
    <style:style style:name="T9" style:family="text">
      <style:text-properties fo:font-style="italic" officeooo:rsid="0010b77f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10e8f" style:font-style-asian="normal" style:font-style-complex="normal"/>
    </style:style>
    <style:style style:name="T12" style:family="text">
      <style:text-properties fo:font-style="normal" officeooo:rsid="00126225" style:font-style-asian="normal" style:font-style-complex="normal"/>
    </style:style>
    <style:style style:name="T13" style:family="text">
      <style:text-properties fo:font-style="normal" officeooo:rsid="0012de4d" style:font-style-asian="normal" style:font-style-complex="normal"/>
    </style:style>
    <style:style style:name="T14" style:family="text">
      <style:text-properties fo:font-style="normal" officeooo:rsid="0013f9b2" style:font-style-asian="normal" style:font-style-complex="normal"/>
    </style:style>
    <style:style style:name="T15" style:family="text">
      <style:text-properties fo:font-style="normal" officeooo:rsid="00144535" style:font-style-asian="normal" style:font-style-complex="normal"/>
    </style:style>
    <style:style style:name="T16" style:family="text">
      <style:text-properties fo:font-style="normal" officeooo:rsid="00155ca2" style:font-style-asian="normal" style:font-style-complex="normal"/>
    </style:style>
    <style:style style:name="T17" style:family="text">
      <style:text-properties fo:font-style="normal" officeooo:rsid="00193ebb" style:font-style-asian="normal" style:font-style-complex="normal"/>
    </style:style>
    <style:style style:name="T18" style:family="text">
      <style:text-properties fo:font-style="normal" officeooo:rsid="001b23ef" style:font-style-asian="normal" style:font-style-complex="normal"/>
    </style:style>
    <style:style style:name="T19" style:family="text">
      <style:text-properties fo:font-style="normal" officeooo:rsid="001c6cfa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1">Rapport Projet Web</text:span></text:p>
      <text:p text:style-name="Standard"/>
      <text:p text:style-name="Standard"/>
      <text:p text:style-name="P1">I/<text:span text:style-name="T2">Conception et gestion de la base de données :</text:span></text:p>
      <text:p text:style-name="P1"><text:tab/></text:p>
      <text:p text:style-name="P2">a) Conception :</text:p>
      <text:p text:style-name="P2">Pour la conception de la base de données ,nous avons ,comme annoncé dans la conception de la solution minimale,utilisé <text:span text:style-name="T6">better-sqlite3</text:span> pour <text:span text:style-name="T3">gérer</text:span> <text:s/>la base <text:s/>de données ,<text:span text:style-name="T3">les différentes tables étant remplis à l’aide de 2 fichiers json ,l’un pour l</text:span><text:span text:style-name="T4">es licences et l’autre pour les administrateurs ,</text:span></text:p>
      <text:p text:style-name="P3">leur lecture et manipulation s’est faite à l’aide du module <text:span text:style-name="T5">fs/promise</text:span><text:span text:style-name="T10"> .</text:span></text:p>
      <text:p text:style-name="P3"><text:span text:style-name="T10"/></text:p>
      <text:p text:style-name="P3"><text:span text:style-name="T10">b)Gestion :</text:span></text:p>
      <text:p text:style-name="P3"><text:span text:style-name="T10">Pour gérer ces bases ont été écrites des fonctions d’accès pour les licences,les ue et les quiz </text:span><text:span text:style-name="T11">et de modification pour les deux dernières ,</text:span><text:span text:style-name="T12">également on dispose d’une fonction de vérification des informations pour quiz</text:span><text:span text:style-name="T11">.Quant à la seconde table on dispose d’une fonction de vérification des informations et de 2 fonctions d’ajout l’une pour la création et l’autre pour les nouveaux administrateurs.</text:span></text:p>
      <text:p text:style-name="P3"><text:span text:style-name="T11"/></text:p>
      <text:p text:style-name="P3"><text:span text:style-name="T11"/></text:p>
      <text:p text:style-name="P4"><text:span text:style-name="T11">I</text:span><text:span text:style-name="T10">I/Templates et style :</text:span></text:p>
      <text:p text:style-name="P4"><text:span text:style-name="T10"/></text:p>
      <text:p text:style-name="P4"><text:span text:style-name="T10">Les templates </text:span><text:span text:style-name="T13">sont réalisées par </text:span><text:span text:style-name="T7">mustache-express </text:span><text:span text:style-name="T13">et sont organisés dans leur dossier views ,quant au fichier de style celui-ci est placer dans <text:s/>un fichier réserver aux fichiers statiques.</text:span></text:p>
      <text:p text:style-name="P4"><text:span text:style-name="T13"/></text:p>
      <text:p text:style-name="P5"><text:span text:style-name="T10">III/</text:span><text:span text:style-name="T14">Interactions avec le serveur :</text:span></text:p>
      <text:p text:style-name="P5"><text:span text:style-name="T14"/></text:p>
      <text:p text:style-name="P7"><text:span text:style-name="T10">On dispose d’une gestion de session pour vérifier si l’utilisateur est un administrateur connecté </text:span><text:span text:style-name="T15">et qui donne accès aux fonctions de modification ,de déconnexion </text:span><text:span text:style-name="T16">et d’inscription de nouveaux administrateurs qui ne peut se faire que par un administrateur connecté ,ce nouvel administrateur est ajouté à la base de donnée mais également au json associé grâce aux modules </text:span><text:span text:style-name="T8">path</text:span><text:span text:style-name="T16"> et <text:s/></text:span><text:span text:style-name="T9">fs/promise.</text:span></text:p>
      <text:p text:style-name="P6"><text:span text:style-name="T15"/></text:p>
      <text:p text:style-name="P8"><text:span text:style-name="T15">A</text:span><text:span text:style-name="T10">u quel s’ajoute des méthodes get et post pour les différents templates</text:span></text:p>
      <text:p text:style-name="P8"><text:span text:style-name="T10"/></text:p>
      <text:p text:style-name="P8"><text:span text:style-name="T10"/></text:p>
      <text:p text:style-name="P9"><text:span text:style-name="T10">IV/Différences avec la solution minimale</text:span></text:p>
      <text:p text:style-name="P9"><text:span text:style-name="T10">-La table Licences n’a pas d’attribut ects ,en effet toutes les licences ont la même valeur donc cette information est redondante et on peut donc la supprimée</text:span></text:p>
      <text:p text:style-name="P9"><text:span text:style-name="T10">-</text:span><text:span text:style-name="T17">Les tables ue et quiz sont modifiables et donc les views ue_update et quiz_update ont été ajouté ,ainsi qu’une route get et post chacune et une fonction d’accès à la base pour modifié soit la table ue soit la table quiz.</text:span></text:p>
      <text:p text:style-name="P9"><text:span text:style-name="T17">-Le système d’authentification et avec lui la gestion de session , </text:span><text:span text:style-name="T18">qui nécessitent les views de connexion ,déconnexion et inscription ,une route get <text:s/>pour chaque et post pour la connexion et l’inscription </text:span></text:p>
      <text:p text:style-name="P10"><text:span text:style-name="T18">-Une view spécifique pour afficher le résultat du quiz </text:span></text:p>
      <text:p text:style-name="P10"><text:span text:style-name="T18">-</text:span><text:span text:style-name="T19">Les informations ne sont pas exactement celle de l’amu mais une inspiration</text:span></text:p>
      <text:p text:style-name="P10"><text:span text:style-name="T18"/></text:p>
      <text:p text:style-name="P10"><text:span text:style-name="T18"/></text:p>
      <text:p text:style-name="P10"><text:span text:style-name="T18">V/ Problèmes rencontrés </text:span></text:p>
      <text:p text:style-name="P10"><text:span text:style-name="T18">-Collecte d’information</text:span><text:span text:style-name="T19">s difficile limitant le nombre de licences et d’ue ,le site de l’amu n’ayant pas de moyen d’interaction avec l’exterieur l’accès aux données en est <text:s/>donc très limité.</text:span></text:p>
      <text:p text:style-name="P10"><text:span text:style-name="T19">-Le modele de données utilisé pour stocké les informations n’est pas optimale et rend difficile les modifications ultérieurs.</text:span></text:p>
      <text:p text:style-name="P11"><text:soft-page-break/><text:span text:style-name="T10">Sotoca--Ferrata Julien </text:span></text:p>
      <text:p text:style-name="P11"><text:span text:style-name="T10">Madi Yakine</text:span></text:p>
      <text:p text:style-name="P11"><text:span text:style-name="T10"/></text:p>
      <text:p text:style-name="P11"><text:span text:style-name="T10">lien vers la page github : https://github.com/Managrame/projet_web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1:14:09.245825282</meta:creation-date>
    <dc:date>2025-04-10T21:31:48.434867098</dc:date>
    <meta:editing-duration>PT2M18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25" meta:word-count="435" meta:character-count="2758" meta:non-whitespace-character-count="2332"/>
  </office:meta>
</office:document-meta>
</file>